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color="#FF0000"/>
    </style:style>
    <style:style style:name="P3" style:parent-style-name="Standard" style:family="paragraph">
      <style:text-properties fo:color="#FF0000"/>
    </style:style>
    <style:style style:name="P4" style:parent-style-name="Standard" style:family="paragraph">
      <style:text-properties fo:color="#FF0000"/>
    </style:style>
    <style:style style:name="P5" style:parent-style-name="Standard" style:family="paragraph">
      <style:text-properties fo:color="#FF0000"/>
    </style:style>
    <style:style style:name="P6" style:parent-style-name="Standard" style:family="paragraph">
      <style:text-properties fo:color="#FF0000"/>
    </style:style>
    <style:style style:name="P7" style:parent-style-name="Standard" style:family="paragraph">
      <style:text-properties fo:color="#FF0000"/>
    </style:style>
    <style:style style:name="P8" style:parent-style-name="Standard" style:family="paragraph">
      <style:text-properties fo:color="#FF0000"/>
    </style:style>
  </office:automatic-styles>
  <office:body>
    <office:text text:use-soft-page-breaks="true">
      <text:p text:style-name="P1">Bonjour Amine</text:p>
      <text:p text:style-name="Standard"/>
      <text:p text:style-name="Standard">Je te demande de m’excuser pour samedi dernier, mais je n’aie pas pu me rendre à Bordeaux. A Sanguinet (mi-chemin), la tringlerie de mes essuis glace s’est cassée. Le<text:s/>moteur fonctionnait mais il n’y avait pas de mouvements.</text:p>
      <text:p text:style-name="Standard">La météo n’était pas très clémente pour ce jour et j’ai préféré rentré entre 2 accalmies et pouvoir réparer (un copain avait la pièce) Ouf 20,00 E au lieu de 180,00 neuf car il vende l’ensemble, le bloc car tout est serti en usine.</text:p>
      <text:p text:style-name="Standard">Problème résolu. Ce qui est bien dans ce genre de problème c’est que l’algorythme est vite réalisé : Il faut relever les manches et mettre les mains dans le camboui.</text:p>
      <text:p text:style-name="Standard"/>
      <text:p text:style-name="Standard">Je suis sur que ton cours devais être très intéressant.<text:s/>Je vais le rattrapper en rédigeant l’exercice. Si j’ai des questions je passerai par le forum.</text:p>
      <text:p text:style-name="Standard"/>
      <text:p text:style-name="Standard">A bientôt.</text:p>
      <text:p text:style-name="Standard">Noël</text:p>
      <text:p text:style-name="Standard"/>
      <text:p text:style-name="P2">Bonjour Noel,</text:p>
      <text:p text:style-name="P3"/>
      <text:p text:style-name="P4">Je comprends, pas de soucis, et je suis content pour toi pour avoir résolu ton problème bravo ^^.</text:p>
      <text:p text:style-name="P5">J’espère te voir au prochain atelier, ton cahier des charges est super intéressant, j’aimerais<text:s/>partager avec toi mon feedback.</text:p>
      <text:p text:style-name="P6">@+</text:p>
      <text:p text:style-name="P7">Amine</text:p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ahoma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asian="Tahoma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asian="Tahoma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Tahoma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mine</dc:creator>
    <meta:creation-date>2018-03-20T16:58:00Z</meta:creation-date>
    <dc:date>2018-03-21T23:39:00Z</dc:date>
    <meta:template xlink:href="Normal" xlink:type="simple"/>
    <meta:editing-cycles>2</meta:editing-cycles>
    <meta:editing-duration>PT1320S</meta:editing-duration>
    <meta:document-statistic meta:page-count="1" meta:paragraph-count="2" meta:word-count="162" meta:character-count="1055" meta:row-count="7" meta:non-whitespace-character-count="895"/>
  </office:meta>
</office:document-meta>
</file>